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b03d" officeooo:paragraph-rsid="001bb03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bb03d" officeooo:paragraph-rsid="001bb03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bb03d" officeooo:paragraph-rsid="0021056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bb03d" officeooo:paragraph-rsid="001bb03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normal" fo:font-weight="normal" officeooo:rsid="001bb03d" officeooo:paragraph-rsid="001bb03d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officeooo:rsid="001e7b70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e7b70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e7b70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1e7b70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e7b7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f42ef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d719a" style:font-weight-asian="bold" style:font-weight-complex="bold"/>
    </style:style>
    <style:style style:name="T16" style:family="text">
      <style:text-properties officeooo:rsid="001d719a"/>
    </style:style>
    <style:style style:name="T17" style:family="text">
      <style:text-properties officeooo:rsid="001f7e9f"/>
    </style:style>
    <style:style style:name="T18" style:family="text">
      <style:text-properties officeooo:rsid="002105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ematika Diskrit (A)</text:p>
      <text:p text:style-name="P1">2025-10-06</text:p>
      <text:p text:style-name="P1">Tugas pengganti UTS</text:p>
      <text:p text:style-name="P1"/>
      <text:p text:style-name="P2">1) Cari satu artikel ilmiah bebas dengan syarat: (<text:span text:style-name="T16">20</text:span>%)</text:p>
      <text:p text:style-name="P1">- DOI valid</text:p>
      <text:p text:style-name="P1">- berbahasa Inggris atau Indonesia</text:p>
      <text:p text:style-name="P1">Cuplik bagian abstrak, pendahuluan (introduction), dan kesimpulan (conclusion). Tuliskan asal negara <text:span text:style-name="T1">corresponding author</text:span>.</text:p>
      <text:p text:style-name="P1"/>
      <text:p text:style-name="P2">2) Tabel pivot konsonan dan vokal dalam kata (20%)</text:p>
      <text:p text:style-name="P4">Tabulasi kata-kata berdasarkan berapa jumlah konsonan atau vokal di dalamnya: sumbu x (konsonan), sumbu y (vokal).</text:p>
      <text:p text:style-name="P4">Buat dua heatmap/tabel yang berisi:</text:p>
      <text:p text:style-name="P4">- berapa frekuensi dari tiap kombinasi konsonan-vokal yang ditemukan</text:p>
      <text:p text:style-name="P4">- berapa cacah kata yang masuk dalam tiap kombinasi konsonan-vokal</text:p>
      <text:p text:style-name="P5">Bahas secara ringkas.</text:p>
      <text:p text:style-name="P2"/>
      <text:p text:style-name="P2">3) <text:span text:style-name="T18">Jumlah </text:span>kata dalam kalimat (20%)</text:p>
      <text:p text:style-name="P5">Identifikasi berapa jumlah kata dalam tiap kalimat, kemudian buat histogramnya. Bahas secara ringkas.</text:p>
      <text:p text:style-name="P2"/>
      <text:p text:style-name="P3">4) <text:span text:style-name="T18">Jumlah </text:span>kalimat dalam paragraf (20%)</text:p>
      <text:p text:style-name="P5">Identifikasi berapa jumlah kalimat dalam tiap paragraf, kemudian buat histogramnya. Bahas secara ringkas.</text:p>
      <text:p text:style-name="P2"/>
      <text:p text:style-name="P1"><text:span text:style-name="T14">5) Bonus (</text:span><text:span text:style-name="T15">20</text:span><text:span text:style-name="T14">%) </text:span>dapat diperoleh dengan:</text:p>
      <text:p text:style-name="P1">- kumpulkan tugas lebih cepat (pertambahan <text:span text:style-name="T16">3</text:span>% tiap hari sebelum 13 Oktober 10:00, maksimum <text:span text:style-name="T17">20</text:span>%; penalti <text:span text:style-name="T16">3</text:span>% tiap hari setelah 13 Oktober sampai 20 Oktober)</text:p>
      <text:p text:style-name="P1">- <text:span text:style-name="T1">being creative</text:span><text:span text:style-name="T5">: tambahkan </text:span><text:span text:style-name="T6">pembahasan/analisis</text:span><text:span text:style-name="T5"> yang dirasa </text:span><text:span text:style-name="T7">menarik, </text:span><text:span text:style-name="T10">visualisasi yang </text:span><text:span text:style-name="T4">ciamik, </text:span><text:span text:style-name="T10">dlsb.</text:span></text:p>
      <text:p text:style-name="P1"><text:span text:style-name="T9"/></text:p>
      <text:p text:style-name="P1"><text:span text:style-name="T9">Kumpulkan dalam format python source code (*.py) atau python notebook (*.ipynb), unggah ke repositori di </text:span><text:span text:style-name="T7">github </text:span><text:span text:style-name="T9">dan kirim updatenya ke email </text:span><text:a xlink:type="simple" xlink:href="mailto:muhammad_zulhaj.sada@upnjatim.ac.id" text:style-name="Internet_20_link" text:visited-style-name="Visited_20_Internet_20_Link"><text:span text:style-name="T9">muhammad_zulhaj.sada@upnjatim.ac.id</text:span></text:a></text:p>
      <text:p text:style-name="P1"><text:span text:style-name="T9"/></text:p>
      <text:p text:style-name="P1"><text:span text:style-name="T9">Pada </text:span><text:span text:style-name="T7">13 Oktober 2025 </text:span><text:span text:style-name="T9">(pelaksanaan UTS), semua </text:span><text:span text:style-name="T7">mahasiswa tetap harus datang </text:span><text:span text:style-name="T9">untuk mengisi daftar hadir. Jika berhalangan, harap konfirmasi secepatnya 2 hari sebelum, atau 1 hari setelah.</text:span></text:p>
      <text:p text:style-name="P1"><text:span text:style-name="T9"/></text:p>
      <text:p text:style-name="P1"><text:span text:style-name="T9">Untuk mahasiswa yang </text:span><text:span text:style-name="T3">kebetulan</text:span><text:span text:style-name="T9"> artikel yang dipilih sama </text:span><text:span text:style-name="T11">atau source code programnya kelewat mirip</text:span><text:span text:style-name="T9">, akan disyaratkan untuk mencantumkan prompt/diskusi dengan LLM (ChatGPT, Gemini, Claude, dlsb) untuk menunjukkan tidak saling mencontek. Kalau ketahuan </text:span><text:span text:style-name="T11">memang </text:span><text:span text:style-name="T9">saling mencontek, </text:span><text:span text:style-name="T12">nilai terendah</text:span><text:span text:style-name="T13"> </text:span><text:span text:style-name="T9">dari </text:span><text:span text:style-name="T3">gerombolan</text:span><text:span text:style-name="T9"> tersebut atau </text:span><text:span text:style-name="T12">nilai tertinggi – 15</text:span><text:span text:style-name="T9"> akan diberikan, </text:span><text:span text:style-name="T3">whichever lowest</text:span><text:span text:style-name="T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5T23:20:10.699922730</meta:creation-date>
    <dc:date>2025-10-06T09:12:56.094345534</dc:date>
    <meta:editing-duration>PT9H52M44S</meta:editing-duration>
    <meta:editing-cycles>7</meta:editing-cycles>
    <meta:generator>LibreOffice/7.4.7.2$Linux_X86_64 LibreOffice_project/40$Build-2</meta:generator>
    <meta:document-statistic meta:table-count="0" meta:image-count="0" meta:object-count="0" meta:page-count="1" meta:paragraph-count="23" meta:word-count="267" meta:character-count="1931" meta:non-whitespace-character-count="1686"/>
  </office:meta>
</office:document-meta>
</file>